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503cm"/>
      <style:text-properties fo:color="#ffffff" loext:opacity="100%" style:font-name="Droid Sans Mono" fo:font-size="10.5pt" fo:font-weight="normal" fo:background-color="#2d2b55"/>
    </style:style>
    <style:style style:name="P2" style:family="paragraph" style:parent-style-name="Standard">
      <style:paragraph-properties style:line-height-at-least="0.503cm"/>
    </style:style>
    <style:style style:name="P3" style:family="paragraph" style:parent-style-name="Standard">
      <style:paragraph-properties fo:margin-top="0cm" fo:margin-bottom="0.499cm" style:contextual-spacing="false" style:line-height-at-least="0.503cm"/>
    </style:style>
    <style:style style:name="T1" style:family="text">
      <style:text-properties fo:color="#ff9d00" loext:opacity="100%"/>
    </style:style>
    <style:style style:name="T2" style:family="text">
      <style:text-properties fo:color="#ff9d00" loext:opacity="100%" style:font-name="Droid Sans Mono" fo:font-size="10.5pt" fo:font-weight="normal" fo:background-color="#2d2b55" loext:char-shading-value="0"/>
    </style:style>
    <style:style style:name="T3" style:family="text">
      <style:text-properties fo:color="#ffffff" loext:opacity="100%" style:font-name="Droid Sans Mono" fo:font-size="10.5pt" fo:font-weight="normal" fo:background-color="#2d2b55" loext:char-shading-value="0"/>
    </style:style>
    <style:style style:name="T4" style:family="text">
      <style:text-properties fo:color="#ff628c" loext:opacity="100%"/>
    </style:style>
    <style:style style:name="T5" style:family="text">
      <style:text-properties fo:color="#e1efff" loext:opacity="100%"/>
    </style:style>
    <style:style style:name="T6" style:family="text">
      <style:text-properties fo:color="#e1efff" loext:opacity="100%" style:font-name="Droid Sans Mono" fo:font-size="10.5pt" fo:font-weight="normal" fo:background-color="#2d2b55" loext:char-shading-value="0"/>
    </style:style>
    <style:style style:name="T7" style:family="text">
      <style:text-properties fo:color="#9effff" loext:opacity="100%"/>
    </style:style>
    <style:style style:name="T8" style:family="text">
      <style:text-properties fo:color="#9effff" loext:opacity="100%" style:font-name="Droid Sans Mono" fo:font-size="10.5pt" fo:font-weight="normal" fo:background-color="#2d2b55" loext:char-shading-value="0"/>
    </style:style>
    <style:style style:name="T9" style:family="text">
      <style:text-properties fo:color="#fad000" loext:opacity="100%"/>
    </style:style>
    <style:style style:name="T10" style:family="text">
      <style:text-properties fo:color="#ffee80" loext:opacity="100%"/>
    </style:style>
    <style:style style:name="T11" style:family="text">
      <style:text-properties fo:color="#80ffbb" loext:opacity="100%"/>
    </style:style>
    <style:style style:name="T12" style:family="text">
      <style:text-properties fo:color="#92fc79" loext:opacity="100%"/>
    </style:style>
    <style:style style:name="T13" style:family="text">
      <style:text-properties fo:color="#a5ff90" loext:opacity="100%"/>
    </style:style>
    <style:style style:name="T14" style:family="text">
      <style:text-properties fo:color="#fb94ff" loext:opacity="100%"/>
    </style:style>
    <style:style style:name="T15" style:family="text">
      <style:text-properties fo:color="#fb94ff" loext:opacity="100%" style:font-name="Droid Sans Mono" fo:font-size="10.5pt" fo:font-weight="normal" fo:background-color="#2d2b55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import</text:span> re </text:p>
      <text:p text:style-name="P1"><text:span text:style-name="T1">import</text:span> datetime</text:p>
      <text:p text:style-name="P1"><text:span text:style-name="T1">from</text:span> abc <text:span text:style-name="T1">import</text:span> <text:span text:style-name="T4">ABC</text:span><text:span text:style-name="T5">,</text:span> abstractmethod </text:p>
      <text:p text:style-name="P2"/>
      <text:p text:style-name="P1"><text:span text:style-name="T1">class</text:span><text:span text:style-name="T7"> </text:span><text:span text:style-name="T9">CodiceFiscale</text:span><text:span text:style-name="T5">:</text:span> </text:p>
      <text:p text:style-name="P1"><text:span text:style-name="T1">def</text:span><text:span text:style-name="T7"> </text:span><text:span text:style-name="T1">__new__</text:span><text:span text:style-name="T10">(</text:span><text:span text:style-name="T7">cls</text:span><text:span text:style-name="T5">,</text:span><text:span text:style-name="T7"> codice_fiscale</text:span><text:span text:style-name="T5">:</text:span><text:span text:style-name="T7"> </text:span><text:span text:style-name="T11">str</text:span><text:span text:style-name="T10">)</text:span><text:span text:style-name="T5">:</text:span></text:p>
      <text:p text:style-name="P1"><text:span text:style-name="T1">if</text:span> <text:span text:style-name="T9">len</text:span><text:span text:style-name="T5">(</text:span><text:span text:style-name="T7">codice_fiscale</text:span><text:span text:style-name="T5">)</text:span> <text:span text:style-name="T1">!=</text:span> <text:span text:style-name="T4">16</text:span> <text:span text:style-name="T1">or</text:span> <text:span text:style-name="T1">not</text:span> re<text:span text:style-name="T5">.</text:span><text:span text:style-name="T9">fullmatch</text:span><text:span text:style-name="T5">(</text:span><text:span text:style-name="T1">r</text:span><text:span text:style-name="T12">'</text:span><text:span text:style-name="T11">^</text:span><text:span text:style-name="T4">[A-Z]</text:span><text:span text:style-name="T1">{6}</text:span><text:span text:style-name="T4">[0-9]</text:span><text:span text:style-name="T1">{2}</text:span><text:span text:style-name="T4">[A-Z]</text:span><text:span text:style-name="T1">{1}</text:span><text:span text:style-name="T4">[0-9]</text:span><text:span text:style-name="T1">{2}</text:span><text:span text:style-name="T4">[A-Z]</text:span><text:span text:style-name="T1">{1}</text:span><text:span text:style-name="T4">[0-9]</text:span><text:span text:style-name="T1">{3}</text:span><text:span text:style-name="T4">[A-Z]</text:span><text:span text:style-name="T1">{1}</text:span><text:span text:style-name="T11">$</text:span><text:span text:style-name="T12">'</text:span><text:span text:style-name="T5">,</text:span><text:span text:style-name="T7"> codice_fiscale</text:span><text:span text:style-name="T5">):</text:span></text:p>
      <text:p text:style-name="P1"><text:span text:style-name="T1">raise</text:span> <text:span text:style-name="T11">ValueError</text:span><text:span text:style-name="T5">(</text:span><text:span text:style-name="T1">f</text:span><text:span text:style-name="T13">"Errore. Codice Fiscale </text:span><text:span text:style-name="T4">{</text:span><text:span text:style-name="T7">codice_fiscale</text:span><text:span text:style-name="T4">}</text:span><text:span text:style-name="T13"> non valido."</text:span><text:span text:style-name="T5">)</text:span></text:p>
      <text:p text:style-name="P1">istanza <text:span text:style-name="T1">=</text:span> <text:span text:style-name="T11">super</text:span><text:span text:style-name="T5">().</text:span><text:span text:style-name="T1">__new__</text:span><text:span text:style-name="T5">(</text:span><text:span text:style-name="T14">cls</text:span><text:span text:style-name="T5">)</text:span></text:p>
      <text:p text:style-name="P1">istanza<text:span text:style-name="T5">.</text:span><text:span text:style-name="T7">codice_fiscale</text:span> <text:span text:style-name="T1">=</text:span> codice_fiscale</text:p>
      <text:p text:style-name="P1"><text:span text:style-name="T1">return</text:span> istanza</text:p>
      <text:p text:style-name="P2"/>
      <text:p text:style-name="P1"><text:span text:style-name="T1">def</text:span><text:span text:style-name="T7"> </text:span><text:span text:style-name="T1">__str__</text:span><text:span text:style-name="T10">(</text:span><text:span text:style-name="T7">self</text:span><text:span text:style-name="T10">)</text:span><text:span text:style-name="T5">:</text:span></text:p>
      <text:p text:style-name="P1"><text:span text:style-name="T1">return</text:span> <text:span text:style-name="T14">self</text:span><text:span text:style-name="T5">.</text:span><text:span text:style-name="T7">codice_fiscale</text:span> </text:p>
      <text:p text:style-name="P2"/>
      <text:p text:style-name="P1"><text:span text:style-name="T1">def</text:span><text:span text:style-name="T7"> </text:span><text:span text:style-name="T1">__eq__</text:span><text:span text:style-name="T10">(</text:span><text:span text:style-name="T7">self</text:span><text:span text:style-name="T5">,</text:span><text:span text:style-name="T7"> other</text:span><text:span text:style-name="T10">)</text:span><text:span text:style-name="T5">:</text:span></text:p>
      <text:p text:style-name="P1"><text:span text:style-name="T1">return</text:span> <text:span text:style-name="T9">isinstance</text:span><text:span text:style-name="T5">(</text:span><text:span text:style-name="T7">other</text:span><text:span text:style-name="T5">,</text:span><text:span text:style-name="T7"> Persona</text:span><text:span text:style-name="T5">)</text:span> <text:span text:style-name="T1">and</text:span> <text:span text:style-name="T14">self</text:span><text:span text:style-name="T5">.</text:span><text:span text:style-name="T7">codice_fiscale</text:span> <text:span text:style-name="T1">==</text:span> other<text:span text:style-name="T5">.</text:span><text:span text:style-name="T7">codice_fiscale</text:span></text:p>
      <text:p text:style-name="P1"><text:span text:style-name="T1">def</text:span><text:span text:style-name="T7"> </text:span><text:span text:style-name="T1">__hash__</text:span><text:span text:style-name="T10">(</text:span><text:span text:style-name="T7">self</text:span><text:span text:style-name="T10">)</text:span><text:span text:style-name="T5">:</text:span></text:p>
      <text:p text:style-name="P1"><text:span text:style-name="T1">return</text:span> <text:span text:style-name="T9">hash</text:span><text:span text:style-name="T5">(</text:span><text:span text:style-name="T14">self</text:span><text:span text:style-name="T5">.</text:span><text:span text:style-name="T7">codice_fiscale</text:span><text:span text:style-name="T5">)</text:span></text:p>
      <text:p text:style-name="P2"/>
      <text:p text:style-name="P1"><text:span text:style-name="T1">class</text:span><text:span text:style-name="T7"> </text:span><text:span text:style-name="T9">DataNascita</text:span><text:span text:style-name="T5">:</text:span></text:p>
      <text:p text:style-name="P1"><text:span text:style-name="T1">def</text:span><text:span text:style-name="T7"> </text:span><text:span text:style-name="T1">__new__</text:span><text:span text:style-name="T10">(</text:span><text:span text:style-name="T7">cls</text:span><text:span text:style-name="T5">,</text:span><text:span text:style-name="T7"> data_nascita</text:span><text:span text:style-name="T5">:</text:span><text:span text:style-name="T7"> </text:span><text:span text:style-name="T11">str</text:span><text:span text:style-name="T10">)</text:span><text:span text:style-name="T5">:</text:span></text:p>
      <text:p text:style-name="P1"><text:span text:style-name="T1">if</text:span> <text:span text:style-name="T1">not</text:span> re<text:span text:style-name="T5">.</text:span><text:span text:style-name="T9">fullmatch</text:span><text:span text:style-name="T5">(</text:span><text:span text:style-name="T1">r</text:span><text:span text:style-name="T12">'</text:span><text:span text:style-name="T11">^</text:span><text:span text:style-name="T5">(0</text:span><text:span text:style-name="T4">[1-9]</text:span><text:span text:style-name="T1">|</text:span><text:span text:style-name="T4">[12][0-9]</text:span><text:span text:style-name="T1">|</text:span><text:span text:style-name="T5">3</text:span><text:span text:style-name="T4">[01]</text:span><text:span text:style-name="T5">)/(0</text:span><text:span text:style-name="T4">[1-9]</text:span><text:span text:style-name="T1">|</text:span><text:span text:style-name="T5">1</text:span><text:span text:style-name="T4">[0-2]</text:span><text:span text:style-name="T5">)/((19</text:span><text:span text:style-name="T1">|</text:span><text:span text:style-name="T5">20)</text:span><text:span text:style-name="T11">\d</text:span><text:span text:style-name="T1">{2}</text:span><text:span text:style-name="T5">)</text:span><text:span text:style-name="T11">$</text:span><text:span text:style-name="T12">'</text:span><text:span text:style-name="T5">,</text:span><text:span text:style-name="T7"> data_nascita</text:span><text:span text:style-name="T5">):</text:span></text:p>
      <text:p text:style-name="P1"><text:span text:style-name="T1">raise</text:span> <text:span text:style-name="T11">ValueError</text:span><text:span text:style-name="T5">(</text:span><text:span text:style-name="T1">f</text:span><text:span text:style-name="T13">"Errore. Data di nascita </text:span><text:span text:style-name="T4">{</text:span><text:span text:style-name="T7">data_nascita</text:span><text:span text:style-name="T4">}</text:span><text:span text:style-name="T13"> non valida."</text:span><text:span text:style-name="T5">)</text:span></text:p>
      <text:p text:style-name="P1"><text:span text:style-name="T1">try</text:span><text:span text:style-name="T5">:</text:span></text:p>
      <text:p text:style-name="P1">parsed <text:span text:style-name="T1">=</text:span> datetime<text:span text:style-name="T5">.</text:span><text:span text:style-name="T7">datetime</text:span><text:span text:style-name="T5">.</text:span><text:span text:style-name="T9">strptime</text:span><text:span text:style-name="T5">(</text:span><text:span text:style-name="T7">data_nascita</text:span><text:span text:style-name="T5">,</text:span><text:span text:style-name="T7"> </text:span><text:span text:style-name="T12">"</text:span><text:span text:style-name="T4">%d</text:span><text:span text:style-name="T13">/%m/%Y</text:span><text:span text:style-name="T12">"</text:span><text:span text:style-name="T5">).</text:span><text:span text:style-name="T9">date</text:span><text:span text:style-name="T5">()</text:span></text:p>
      <text:p text:style-name="P1"><text:span text:style-name="T1">except</text:span> <text:span text:style-name="T11">ValueError</text:span><text:span text:style-name="T5">:</text:span></text:p>
      <text:p text:style-name="P1"><text:span text:style-name="T1">raise</text:span> <text:span text:style-name="T11">ValueError</text:span><text:span text:style-name="T5">(</text:span><text:span text:style-name="T1">f</text:span><text:span text:style-name="T13">"Errore. La data '</text:span><text:span text:style-name="T4">{</text:span><text:span text:style-name="T7">data_nascita</text:span><text:span text:style-name="T4">}</text:span><text:span text:style-name="T13">' non esiste nel calendario."</text:span><text:span text:style-name="T5">)</text:span></text:p>
      <text:p text:style-name="P2"/>
      <text:p text:style-name="P1">today <text:span text:style-name="T1">=</text:span> datetime<text:span text:style-name="T5">.</text:span><text:span text:style-name="T7">date</text:span><text:span text:style-name="T5">.</text:span><text:span text:style-name="T9">today</text:span><text:span text:style-name="T5">()</text:span></text:p>
      <text:p text:style-name="P1">max_data_valida <text:span text:style-name="T1">=</text:span> datetime<text:span text:style-name="T5">.</text:span><text:span text:style-name="T9">date</text:span><text:span text:style-name="T5">(</text:span><text:span text:style-name="T4">1895</text:span><text:span text:style-name="T5">,</text:span><text:span text:style-name="T7"> </text:span><text:span text:style-name="T4">1</text:span><text:span text:style-name="T5">,</text:span><text:span text:style-name="T7"> </text:span><text:span text:style-name="T4">1</text:span><text:span text:style-name="T5">)</text:span></text:p>
      <text:p text:style-name="P1"><text:span text:style-name="T1">if</text:span> parsed <text:span text:style-name="T1">&gt;</text:span> today<text:span text:style-name="T5">:</text:span></text:p>
      <text:p text:style-name="P1"><text:span text:style-name="T1">raise</text:span> <text:span text:style-name="T11">ValueError</text:span><text:span text:style-name="T5">(</text:span><text:span text:style-name="T1">f</text:span><text:span text:style-name="T13">"Errore. La data '</text:span><text:span text:style-name="T4">{</text:span><text:span text:style-name="T7">data_nascita</text:span><text:span text:style-name="T4">}</text:span><text:span text:style-name="T13">' è nel futuro."</text:span><text:span text:style-name="T5">)</text:span></text:p>
      <text:p text:style-name="P1"><text:span text:style-name="T1">if</text:span> parsed <text:span text:style-name="T1">&lt;</text:span> max_data_valida<text:span text:style-name="T5">:</text:span></text:p>
      <text:p text:style-name="P1"><text:span text:style-name="T1">raise</text:span> <text:span text:style-name="T11">ValueError</text:span><text:span text:style-name="T5">(</text:span><text:span text:style-name="T1">f</text:span><text:span text:style-name="T13">"Errore. La data '</text:span><text:span text:style-name="T4">{</text:span><text:span text:style-name="T7">data_nascita</text:span><text:span text:style-name="T4">}</text:span><text:span text:style-name="T13">' è troppo vecchia."</text:span><text:span text:style-name="T5">)</text:span></text:p>
      <text:p text:style-name="P1">istanza <text:span text:style-name="T1">=</text:span> <text:span text:style-name="T11">super</text:span><text:span text:style-name="T5">().</text:span><text:span text:style-name="T1">__new__</text:span><text:span text:style-name="T5">(</text:span><text:span text:style-name="T14">cls</text:span><text:span text:style-name="T5">)</text:span></text:p>
      <text:p text:style-name="P1">istanza<text:span text:style-name="T5">.</text:span><text:span text:style-name="T7">data_nascita</text:span> <text:span text:style-name="T1">=</text:span> parsed</text:p>
      <text:p text:style-name="P1"><text:span text:style-name="T1">return</text:span> istanza </text:p>
      <text:p text:style-name="P1"><text:span text:style-name="T1">def</text:span><text:span text:style-name="T7"> </text:span><text:span text:style-name="T1">__str__</text:span><text:span text:style-name="T10">(</text:span><text:span text:style-name="T7">self</text:span><text:span text:style-name="T10">)</text:span><text:span text:style-name="T5">:</text:span></text:p>
      <text:p text:style-name="P1"><text:span text:style-name="T1">return</text:span> <text:span text:style-name="T14">self</text:span><text:span text:style-name="T5">.</text:span><text:span text:style-name="T7">data_nascita</text:span><text:span text:style-name="T5">.</text:span><text:span text:style-name="T9">strftime</text:span><text:span text:style-name="T5">(</text:span><text:span text:style-name="T12">"</text:span><text:span text:style-name="T4">%d</text:span><text:span text:style-name="T13">/%m/%Y</text:span><text:span text:style-name="T12">"</text:span><text:span text:style-name="T5">)</text:span></text:p>
      <text:p text:style-name="P1"><text:span text:style-name="T1">def</text:span><text:span text:style-name="T7"> </text:span><text:span text:style-name="T1">__eq__</text:span><text:span text:style-name="T10">(</text:span><text:span text:style-name="T7">self</text:span><text:span text:style-name="T5">,</text:span><text:span text:style-name="T7"> other</text:span><text:span text:style-name="T10">)</text:span><text:span text:style-name="T5">:</text:span></text:p>
      <text:p text:style-name="P1"><text:span text:style-name="T1">return</text:span> <text:span text:style-name="T9">isinstance</text:span><text:span text:style-name="T5">(</text:span><text:span text:style-name="T7">other</text:span><text:span text:style-name="T5">,</text:span><text:span text:style-name="T7"> Persona</text:span><text:span text:style-name="T5">)</text:span> <text:span text:style-name="T1">and</text:span> <text:span text:style-name="T14">self</text:span><text:span text:style-name="T5">.</text:span><text:span text:style-name="T7">data_nascita</text:span> <text:span text:style-name="T1">==</text:span> other<text:span text:style-name="T5">.</text:span><text:span text:style-name="T7">data_nascita</text:span></text:p>
      <text:p text:style-name="P1"><text:span text:style-name="T1">def</text:span><text:span text:style-name="T7"> </text:span><text:span text:style-name="T1">__hash__</text:span><text:span text:style-name="T10">(</text:span><text:span text:style-name="T7">self</text:span><text:span text:style-name="T10">)</text:span><text:span text:style-name="T5">:</text:span></text:p>
      <text:p text:style-name="P1"><text:span text:style-name="T1">return</text:span> <text:span text:style-name="T9">hash</text:span><text:span text:style-name="T5">(</text:span><text:span text:style-name="T14">self</text:span><text:span text:style-name="T5">.</text:span><text:span text:style-name="T7">data_nascita</text:span><text:span text:style-name="T5">)</text:span></text:p>
      <text:p text:style-name="P2"/>
      <text:p text:style-name="P1"><text:span text:style-name="T1"/></text:p>
      <text:p text:style-name="P1"><text:soft-page-break/><text:span text:style-name="T1">class</text:span><text:span text:style-name="T7"> </text:span><text:span text:style-name="T9">Persona</text:span><text:span text:style-name="T5">:</text:span></text:p>
      <text:p text:style-name="P1"><text:span text:style-name="T1">def</text:span><text:span text:style-name="T7"> </text:span><text:span text:style-name="T1">__init__</text:span><text:span text:style-name="T10">(</text:span><text:span text:style-name="T7">self</text:span><text:span text:style-name="T5">,</text:span><text:span text:style-name="T7"> nome</text:span><text:span text:style-name="T5">:</text:span><text:span text:style-name="T7"> </text:span><text:span text:style-name="T11">str</text:span><text:span text:style-name="T5">,</text:span><text:span text:style-name="T7"> cognome</text:span><text:span text:style-name="T5">:</text:span><text:span text:style-name="T7"> </text:span><text:span text:style-name="T11">str</text:span><text:span text:style-name="T5">,</text:span><text:span text:style-name="T7"> data_nascita</text:span><text:span text:style-name="T5">:</text:span><text:span text:style-name="T7"> DataNascita</text:span><text:span text:style-name="T5">,</text:span><text:span text:style-name="T7"> codice_fiscale</text:span><text:span text:style-name="T5">:</text:span><text:span text:style-name="T7"> CodiceFiscale</text:span><text:span text:style-name="T10">)</text:span><text:span text:style-name="T5">:</text:span></text:p>
      <text:p text:style-name="P1"><text:span text:style-name="T14">self</text:span><text:span text:style-name="T5">.</text:span><text:span text:style-name="T9">setNome</text:span><text:span text:style-name="T5">(</text:span><text:span text:style-name="T7">nome</text:span><text:span text:style-name="T5">)</text:span></text:p>
      <text:p text:style-name="P1"><text:span text:style-name="T14">self</text:span><text:span text:style-name="T5">.</text:span><text:span text:style-name="T9">setCognome</text:span><text:span text:style-name="T5">(</text:span><text:span text:style-name="T7">cognome</text:span><text:span text:style-name="T5">)</text:span> </text:p>
      <text:p text:style-name="P1"><text:span text:style-name="T14">self</text:span><text:span text:style-name="T5">.</text:span><text:span text:style-name="T9">setDataNascita</text:span><text:span text:style-name="T5">(</text:span><text:span text:style-name="T7">data_nascita</text:span><text:span text:style-name="T5">)</text:span></text:p>
      <text:p text:style-name="P1"><text:span text:style-name="T14">self</text:span><text:span text:style-name="T5">.</text:span><text:span text:style-name="T9">setCodiceFiscale</text:span><text:span text:style-name="T5">(</text:span><text:span text:style-name="T7">codice_fiscale</text:span><text:span text:style-name="T5">)</text:span></text:p>
      <text:p text:style-name="P2"/>
      <text:p text:style-name="P1"><text:span text:style-name="T1">def</text:span><text:span text:style-name="T7"> </text:span><text:span text:style-name="T1">__str__</text:span><text:span text:style-name="T10">(</text:span><text:span text:style-name="T7">self</text:span><text:span text:style-name="T10">)</text:span><text:span text:style-name="T5">:</text:span></text:p>
      <text:p text:style-name="P1"><text:span text:style-name="T1">return</text:span> <text:span text:style-name="T1">f</text:span><text:span text:style-name="T13">"Nome: </text:span><text:span text:style-name="T4">{</text:span><text:span text:style-name="T14">self</text:span><text:span text:style-name="T5">.</text:span><text:span text:style-name="T7">nome</text:span><text:span text:style-name="T4">}\n</text:span><text:span text:style-name="T13">Cognome: </text:span><text:span text:style-name="T4">{</text:span><text:span text:style-name="T14">self</text:span><text:span text:style-name="T5">.</text:span><text:span text:style-name="T7">cognome</text:span><text:span text:style-name="T4">}\n</text:span><text:span text:style-name="T13">Codice Fiscale: </text:span><text:span text:style-name="T4">{</text:span><text:span text:style-name="T14">self</text:span><text:span text:style-name="T5">.</text:span><text:span text:style-name="T7">codice_fiscale</text:span><text:span text:style-name="T4">}\n</text:span><text:span text:style-name="T13">Data di nascita: </text:span><text:span text:style-name="T4">{</text:span><text:span text:style-name="T14">self</text:span><text:span text:style-name="T5">.</text:span><text:span text:style-name="T7">data_nascita</text:span><text:span text:style-name="T4">}</text:span><text:span text:style-name="T13">"</text:span></text:p>
      <text:p text:style-name="P2"/>
      <text:p text:style-name="P1"><text:span text:style-name="T1">def</text:span><text:span text:style-name="T7"> </text:span><text:span text:style-name="T9">setNome</text:span><text:span text:style-name="T10">(</text:span><text:span text:style-name="T7">self</text:span><text:span text:style-name="T5">,</text:span><text:span text:style-name="T7"> nome</text:span><text:span text:style-name="T5">:</text:span><text:span text:style-name="T7"> </text:span><text:span text:style-name="T11">str</text:span><text:span text:style-name="T10">)</text:span><text:span text:style-name="T7"> </text:span><text:span text:style-name="T5">-&gt;</text:span><text:span text:style-name="T7"> </text:span><text:span text:style-name="T11">str</text:span><text:span text:style-name="T5">:</text:span></text:p>
      <text:p text:style-name="P1"><text:span text:style-name="T1">if</text:span> <text:span text:style-name="T1">not</text:span> <text:span text:style-name="T9">isinstance</text:span><text:span text:style-name="T5">(</text:span><text:span text:style-name="T7">nome</text:span><text:span text:style-name="T5">,</text:span><text:span text:style-name="T7"> </text:span><text:span text:style-name="T11">str</text:span><text:span text:style-name="T5">)</text:span> <text:span text:style-name="T1">or</text:span> nome<text:span text:style-name="T5">.</text:span><text:span text:style-name="T9">strip</text:span><text:span text:style-name="T5">()</text:span> <text:span text:style-name="T1">==</text:span> <text:span text:style-name="T12">""</text:span><text:span text:style-name="T5">:</text:span></text:p>
      <text:p text:style-name="P1"><text:span text:style-name="T1">raise</text:span> <text:span text:style-name="T11">ValueError</text:span><text:span text:style-name="T5">(</text:span><text:span text:style-name="T1">f</text:span><text:span text:style-name="T13">"Il nome inserito non è valido."</text:span><text:span text:style-name="T5">)</text:span></text:p>
      <text:p text:style-name="P1"><text:span text:style-name="T1">else</text:span><text:span text:style-name="T5">:</text:span> </text:p>
      <text:p text:style-name="P1"><text:span text:style-name="T14">self</text:span><text:span text:style-name="T5">.</text:span><text:span text:style-name="T7">nome</text:span> <text:span text:style-name="T1">=</text:span> nome </text:p>
      <text:p text:style-name="P1"><text:span text:style-name="T1"/></text:p>
      <text:p text:style-name="P1"><text:span text:style-name="T1">def</text:span><text:span text:style-name="T7"> </text:span><text:span text:style-name="T9">setCognome</text:span><text:span text:style-name="T10">(</text:span><text:span text:style-name="T7">self</text:span><text:span text:style-name="T5">,</text:span><text:span text:style-name="T7"> cognome</text:span><text:span text:style-name="T5">:</text:span><text:span text:style-name="T7"> </text:span><text:span text:style-name="T11">str</text:span><text:span text:style-name="T10">)</text:span><text:span text:style-name="T7"> </text:span><text:span text:style-name="T5">-&gt;</text:span><text:span text:style-name="T7"> </text:span><text:span text:style-name="T11">str</text:span><text:span text:style-name="T5">:</text:span></text:p>
      <text:p text:style-name="P1"><text:span text:style-name="T1">if</text:span> <text:span text:style-name="T1">not</text:span> <text:span text:style-name="T9">isinstance</text:span><text:span text:style-name="T5">(</text:span><text:span text:style-name="T7">cognome</text:span><text:span text:style-name="T5">,</text:span><text:span text:style-name="T7"> </text:span><text:span text:style-name="T11">str</text:span><text:span text:style-name="T5">)</text:span> <text:span text:style-name="T1">or</text:span> cognome<text:span text:style-name="T5">.</text:span><text:span text:style-name="T9">strip</text:span><text:span text:style-name="T5">()</text:span> <text:span text:style-name="T1">==</text:span> <text:span text:style-name="T12">""</text:span><text:span text:style-name="T5">:</text:span></text:p>
      <text:p text:style-name="P1"><text:span text:style-name="T1">raise</text:span> <text:span text:style-name="T11">ValueError</text:span><text:span text:style-name="T5">(</text:span><text:span text:style-name="T1">f</text:span><text:span text:style-name="T13">"Il cognome inserito non è valido."</text:span><text:span text:style-name="T5">)</text:span></text:p>
      <text:p text:style-name="P1"><text:span text:style-name="T1">else</text:span><text:span text:style-name="T5">:</text:span> </text:p>
      <text:p text:style-name="P1"><text:span text:style-name="T14">self</text:span><text:span text:style-name="T5">.</text:span><text:span text:style-name="T7">cognome</text:span> <text:span text:style-name="T1">=</text:span> cognome </text:p>
      <text:p text:style-name="P1"><text:span text:style-name="T1">def</text:span><text:span text:style-name="T7"> </text:span><text:span text:style-name="T9">setDataNascita</text:span><text:span text:style-name="T10">(</text:span><text:span text:style-name="T7">self</text:span><text:span text:style-name="T5">,</text:span><text:span text:style-name="T7"> data_nascita</text:span><text:span text:style-name="T10">)</text:span><text:span text:style-name="T5">:</text:span></text:p>
      <text:p text:style-name="P1"><text:span text:style-name="T14">self</text:span><text:span text:style-name="T5">.</text:span><text:span text:style-name="T7">data_nascita</text:span> <text:span text:style-name="T1">=</text:span> data_nascita </text:p>
      <text:p text:style-name="P2"/>
      <text:p text:style-name="P1"><text:span text:style-name="T1">def</text:span><text:span text:style-name="T7"> </text:span><text:span text:style-name="T9">setCodiceFiscale</text:span><text:span text:style-name="T10">(</text:span><text:span text:style-name="T7">self</text:span><text:span text:style-name="T5">,</text:span><text:span text:style-name="T7"> codice_fiscale</text:span><text:span text:style-name="T10">)</text:span><text:span text:style-name="T5">:</text:span></text:p>
      <text:p text:style-name="P1"><text:span text:style-name="T14">self</text:span><text:span text:style-name="T5">.</text:span><text:span text:style-name="T7">codice_fiscale</text:span> <text:span text:style-name="T1">=</text:span> codice_fiscale </text:p>
      <text:p text:style-name="P2"/>
      <text:p text:style-name="P1"><text:span text:style-name="T1">def</text:span><text:span text:style-name="T7"> </text:span><text:span text:style-name="T9">getNome</text:span><text:span text:style-name="T10">(</text:span><text:span text:style-name="T7">self</text:span><text:span text:style-name="T10">)</text:span><text:span text:style-name="T5">:</text:span></text:p>
      <text:p text:style-name="P1"><text:span text:style-name="T1">return</text:span> <text:span text:style-name="T14">self</text:span><text:span text:style-name="T5">.</text:span><text:span text:style-name="T7">nome</text:span> </text:p>
      <text:p text:style-name="P1"><text:span text:style-name="T1"/></text:p>
      <text:p text:style-name="P1"><text:span text:style-name="T1">def</text:span><text:span text:style-name="T7"> </text:span><text:span text:style-name="T9">getCognome</text:span><text:span text:style-name="T10">(</text:span><text:span text:style-name="T7">self</text:span><text:span text:style-name="T10">)</text:span><text:span text:style-name="T5">:</text:span></text:p>
      <text:p text:style-name="P1"><text:span text:style-name="T1">return</text:span> <text:span text:style-name="T14">self</text:span><text:span text:style-name="T5">.</text:span><text:span text:style-name="T7">cognome</text:span> </text:p>
      <text:p text:style-name="P1"><text:span text:style-name="T1"/></text:p>
      <text:p text:style-name="P1"><text:span text:style-name="T1">def</text:span><text:span text:style-name="T7"> </text:span><text:span text:style-name="T9">getDataNascita</text:span><text:span text:style-name="T10">(</text:span><text:span text:style-name="T7">self</text:span><text:span text:style-name="T10">)</text:span><text:span text:style-name="T5">:</text:span></text:p>
      <text:p text:style-name="P1"><text:span text:style-name="T1">return</text:span> <text:span text:style-name="T14">self</text:span><text:span text:style-name="T5">.</text:span><text:span text:style-name="T7">data_nascita</text:span></text:p>
      <text:p text:style-name="P1"><text:span text:style-name="T1"/></text:p>
      <text:p text:style-name="P1"><text:span text:style-name="T1">def</text:span><text:span text:style-name="T7"> </text:span><text:span text:style-name="T9">getCodiceFiscale</text:span><text:span text:style-name="T10">(</text:span><text:span text:style-name="T7">self</text:span><text:span text:style-name="T10">)</text:span><text:span text:style-name="T5">:</text:span></text:p>
      <text:p text:style-name="P1"><text:span text:style-name="T1">return</text:span> <text:span text:style-name="T14">self</text:span><text:span text:style-name="T5">.</text:span><text:span text:style-name="T7">codice_fiscale</text:span> </text:p>
      <text:p text:style-name="P1"><text:span text:style-name="T1"/></text:p>
      <text:p text:style-name="P1"><text:span text:style-name="T1">def</text:span><text:span text:style-name="T7"> </text:span><text:span text:style-name="T1">__eq__</text:span><text:span text:style-name="T10">(</text:span><text:span text:style-name="T7">self</text:span><text:span text:style-name="T5">,</text:span><text:span text:style-name="T7"> other</text:span><text:span text:style-name="T10">)</text:span><text:span text:style-name="T5">:</text:span></text:p>
      <text:p text:style-name="P1"><text:span text:style-name="T1">return</text:span> <text:span text:style-name="T9">isinstance</text:span><text:span text:style-name="T5">(</text:span><text:span text:style-name="T7">other</text:span><text:span text:style-name="T5">,</text:span><text:span text:style-name="T7"> Persona</text:span><text:span text:style-name="T5">)</text:span> <text:span text:style-name="T1">and</text:span> <text:span text:style-name="T14">self</text:span><text:span text:style-name="T5">.</text:span><text:span text:style-name="T7">codice_fiscale</text:span> <text:span text:style-name="T1">==</text:span> other<text:span text:style-name="T5">.</text:span><text:span text:style-name="T7">codice_fiscale</text:span></text:p>
      <text:p text:style-name="P1"><text:span text:style-name="T1"/></text:p>
      <text:p text:style-name="P1"><text:span text:style-name="T1">def</text:span><text:span text:style-name="T7"> </text:span><text:span text:style-name="T1">__hash__</text:span><text:span text:style-name="T10">(</text:span><text:span text:style-name="T7">self</text:span><text:span text:style-name="T10">)</text:span><text:span text:style-name="T5">:</text:span></text:p>
      <text:p text:style-name="P1"><text:span text:style-name="T1">return</text:span> <text:span text:style-name="T9">hash</text:span><text:span text:style-name="T5">(</text:span><text:span text:style-name="T14">self</text:span><text:span text:style-name="T5">.</text:span><text:span text:style-name="T7">codice_fiscale</text:span><text:span text:style-name="T5">)</text:span> </text:p>
      <text:p text:style-name="P2"/>
      <text:p text:style-name="P1"><text:soft-page-break/><text:span text:style-name="T1"/></text:p>
      <text:p text:style-name="P1"><text:span text:style-name="T1">class</text:span><text:span text:style-name="T7"> </text:span><text:span text:style-name="T9">PosizioneMilitare</text:span><text:span text:style-name="T5">:</text:span></text:p>
      <text:p text:style-name="P1"><text:span text:style-name="T1">def</text:span><text:span text:style-name="T7"> </text:span><text:span text:style-name="T1">__init__</text:span><text:span text:style-name="T10">(</text:span><text:span text:style-name="T7">self</text:span><text:span text:style-name="T5">,</text:span><text:span text:style-name="T7"> nome</text:span><text:span text:style-name="T5">:</text:span><text:span text:style-name="T7"> </text:span><text:span text:style-name="T11">str</text:span><text:span text:style-name="T10">)</text:span><text:span text:style-name="T5">:</text:span></text:p>
      <text:p text:style-name="P1"><text:span text:style-name="T1">if</text:span> <text:span text:style-name="T1">not</text:span> <text:span text:style-name="T9">isinstance</text:span><text:span text:style-name="T5">(</text:span><text:span text:style-name="T7">nome</text:span><text:span text:style-name="T5">,</text:span><text:span text:style-name="T7"> </text:span><text:span text:style-name="T11">str</text:span><text:span text:style-name="T5">)</text:span> <text:span text:style-name="T1">or</text:span> nome<text:span text:style-name="T5">.</text:span><text:span text:style-name="T7">strip</text:span> <text:span text:style-name="T1">==</text:span> <text:span text:style-name="T12">""</text:span><text:span text:style-name="T5">:</text:span></text:p>
      <text:p text:style-name="P1"><text:span text:style-name="T1">raise</text:span> <text:span text:style-name="T11">ValueError</text:span><text:span text:style-name="T5">(</text:span><text:span text:style-name="T12">"</text:span><text:span text:style-name="T13">Inserire una posizione militare valida.</text:span><text:span text:style-name="T12">"</text:span><text:span text:style-name="T5">)</text:span></text:p>
      <text:p text:style-name="P1"><text:span text:style-name="T14">self</text:span><text:span text:style-name="T5">.</text:span><text:span text:style-name="T7">nome</text:span> <text:span text:style-name="T1">=</text:span> nome </text:p>
      <text:p text:style-name="P1"><text:span text:style-name="T1"/></text:p>
      <text:p text:style-name="P1"><text:span text:style-name="T1">def</text:span><text:span text:style-name="T7"> </text:span><text:span text:style-name="T1">__str__</text:span><text:span text:style-name="T10">(</text:span><text:span text:style-name="T7">self</text:span><text:span text:style-name="T10">)</text:span><text:span text:style-name="T5">:</text:span></text:p>
      <text:p text:style-name="P1"><text:span text:style-name="T1">return</text:span> <text:span text:style-name="T1">f</text:span><text:span text:style-name="T13">"</text:span><text:span text:style-name="T4">{</text:span><text:span text:style-name="T14">self</text:span><text:span text:style-name="T5">.</text:span><text:span text:style-name="T7">nome</text:span><text:span text:style-name="T4">}</text:span><text:span text:style-name="T13">"</text:span></text:p>
      <text:p text:style-name="P2"/>
      <text:p text:style-name="P1"><text:span text:style-name="T1">def</text:span><text:span text:style-name="T7"> </text:span><text:span text:style-name="T1">__eq__</text:span><text:span text:style-name="T10">(</text:span><text:span text:style-name="T7">self</text:span><text:span text:style-name="T5">,</text:span><text:span text:style-name="T7"> other</text:span><text:span text:style-name="T10">)</text:span><text:span text:style-name="T5">:</text:span></text:p>
      <text:p text:style-name="P1"><text:span text:style-name="T1">return</text:span> <text:span text:style-name="T9">isinstance</text:span><text:span text:style-name="T5">(</text:span><text:span text:style-name="T7">other</text:span><text:span text:style-name="T5">,</text:span><text:span text:style-name="T7"> PosizioneMilitare</text:span><text:span text:style-name="T5">)</text:span> <text:span text:style-name="T1">and</text:span> <text:span text:style-name="T14">self</text:span><text:span text:style-name="T5">.</text:span><text:span text:style-name="T7">nome</text:span> <text:span text:style-name="T1">==</text:span> other<text:span text:style-name="T5">.</text:span><text:span text:style-name="T7">nome</text:span></text:p>
      <text:p text:style-name="P2"/>
      <text:p text:style-name="P1"><text:span text:style-name="T1">def</text:span><text:span text:style-name="T7"> </text:span><text:span text:style-name="T1">__hash__</text:span><text:span text:style-name="T10">(</text:span><text:span text:style-name="T7">self</text:span><text:span text:style-name="T10">)</text:span><text:span text:style-name="T5">:</text:span></text:p>
      <text:p text:style-name="P1"><text:span text:style-name="T1">return</text:span> <text:span text:style-name="T9">hash</text:span><text:span text:style-name="T5">(</text:span><text:span text:style-name="T14">self</text:span><text:span text:style-name="T5">.</text:span><text:span text:style-name="T7">nome</text:span><text:span text:style-name="T5">)</text:span></text:p>
      <text:p text:style-name="P3"/>
      <text:p text:style-name="P1"><text:span text:style-name="T1">class</text:span><text:span text:style-name="T7"> </text:span><text:span text:style-name="T9">Uomo</text:span><text:span text:style-name="T5">(</text:span><text:span text:style-name="T10">Persona</text:span><text:span text:style-name="T5">):</text:span></text:p>
      <text:p text:style-name="P1"><text:span text:style-name="T1">def</text:span><text:span text:style-name="T7"> </text:span><text:span text:style-name="T1">__init__</text:span><text:span text:style-name="T10">(</text:span><text:span text:style-name="T7">self</text:span><text:span text:style-name="T5">,</text:span><text:span text:style-name="T7"> nome</text:span><text:span text:style-name="T5">:</text:span><text:span text:style-name="T7"> </text:span><text:span text:style-name="T11">str</text:span><text:span text:style-name="T5">,</text:span><text:span text:style-name="T7"> cognome</text:span><text:span text:style-name="T5">:</text:span><text:span text:style-name="T7"> </text:span><text:span text:style-name="T11">str</text:span><text:span text:style-name="T5">,</text:span><text:span text:style-name="T7"> data_nascita</text:span><text:span text:style-name="T5">:</text:span><text:span text:style-name="T7"> DataNascita</text:span><text:span text:style-name="T5">,</text:span><text:span text:style-name="T7"> codice_fiscale</text:span><text:span text:style-name="T5">:</text:span><text:span text:style-name="T7"> CodiceFiscale</text:span><text:span text:style-name="T5">,</text:span><text:span text:style-name="T7"> posizione_militare</text:span><text:span text:style-name="T5">:</text:span><text:span text:style-name="T7"> PosizioneMilitare</text:span><text:span text:style-name="T10">)</text:span><text:span text:style-name="T5">:</text:span></text:p>
      <text:p text:style-name="P1"><text:span text:style-name="T11">super</text:span><text:span text:style-name="T5">().</text:span><text:span text:style-name="T1">__init__</text:span><text:span text:style-name="T5">(</text:span><text:span text:style-name="T7">nome</text:span><text:span text:style-name="T5">,</text:span><text:span text:style-name="T7"> cognome</text:span><text:span text:style-name="T5">,</text:span><text:span text:style-name="T7"> data_nascita</text:span><text:span text:style-name="T5">,</text:span><text:span text:style-name="T7"> codice_fiscale</text:span><text:span text:style-name="T5">)</text:span></text:p>
      <text:p text:style-name="P2"><text:span text:style-name="T15">self</text:span><text:span text:style-name="T6">.</text:span><text:span text:style-name="T8">posizione_militare</text:span><text:span text:style-name="T3"> </text:span><text:span text:style-name="T2">=</text:span><text:span text:style-name="T3"> posizione_militare</text:span></text:p>
      <text:p text:style-name="P1"><text:span text:style-name="T1"/></text:p>
      <text:p text:style-name="P1"><text:span text:style-name="T1">def</text:span><text:span text:style-name="T7"> </text:span><text:span text:style-name="T1">__str__</text:span><text:span text:style-name="T10">(</text:span><text:span text:style-name="T7">self</text:span><text:span text:style-name="T10">)</text:span><text:span text:style-name="T5">:</text:span> </text:p>
      <text:p text:style-name="P1"><text:span text:style-name="T1">return</text:span> <text:span text:style-name="T1">f</text:span><text:span text:style-name="T13">"</text:span><text:span text:style-name="T4">{</text:span><text:span text:style-name="T11">super</text:span><text:span text:style-name="T5">().</text:span><text:span text:style-name="T1">__str__</text:span><text:span text:style-name="T5">()</text:span><text:span text:style-name="T4">}\n</text:span><text:span text:style-name="T13">Posizione militare: </text:span><text:span text:style-name="T4">{</text:span><text:span text:style-name="T14">self</text:span><text:span text:style-name="T5">.</text:span><text:span text:style-name="T7">posizione_militare</text:span><text:span text:style-name="T4">}</text:span><text:span text:style-name="T13">"</text:span></text:p>
      <text:p text:style-name="P3"/>
      <text:p text:style-name="P1"><text:span text:style-name="T1">class</text:span><text:span text:style-name="T7"> </text:span><text:span text:style-name="T9">Donna</text:span><text:span text:style-name="T5">(</text:span><text:span text:style-name="T10">Persona</text:span><text:span text:style-name="T5">):</text:span></text:p>
      <text:p text:style-name="P1"><text:span text:style-name="T1">def</text:span><text:span text:style-name="T7"> </text:span><text:span text:style-name="T1">__init__</text:span><text:span text:style-name="T10">(</text:span><text:span text:style-name="T7">self</text:span><text:span text:style-name="T5">,</text:span><text:span text:style-name="T7"> nome</text:span><text:span text:style-name="T5">:</text:span><text:span text:style-name="T7"> </text:span><text:span text:style-name="T11">str</text:span><text:span text:style-name="T5">,</text:span><text:span text:style-name="T7"> cognome</text:span><text:span text:style-name="T5">:</text:span><text:span text:style-name="T7"> </text:span><text:span text:style-name="T11">str</text:span><text:span text:style-name="T5">,</text:span><text:span text:style-name="T7"> data_nascita</text:span><text:span text:style-name="T5">:</text:span><text:span text:style-name="T7"> DataNascita</text:span><text:span text:style-name="T5">,</text:span><text:span text:style-name="T7"> codice_fiscale</text:span><text:span text:style-name="T5">:</text:span><text:span text:style-name="T7"> CodiceFiscale</text:span><text:span text:style-name="T5">,</text:span><text:span text:style-name="T7"> numero_maternità</text:span><text:span text:style-name="T5">:</text:span><text:span text:style-name="T7"> </text:span><text:span text:style-name="T11">int</text:span><text:span text:style-name="T10">)</text:span><text:span text:style-name="T5">:</text:span></text:p>
      <text:p text:style-name="P1"><text:span text:style-name="T11">super</text:span><text:span text:style-name="T5">().</text:span><text:span text:style-name="T1">__init__</text:span><text:span text:style-name="T5">(</text:span><text:span text:style-name="T7">nome</text:span><text:span text:style-name="T5">,</text:span><text:span text:style-name="T7"> cognome</text:span><text:span text:style-name="T5">,</text:span><text:span text:style-name="T7"> data_nascita</text:span><text:span text:style-name="T5">,</text:span><text:span text:style-name="T7"> codice_fiscale</text:span><text:span text:style-name="T5">)</text:span></text:p>
      <text:p text:style-name="P1"><text:span text:style-name="T1">if</text:span> <text:span text:style-name="T1">not</text:span> <text:span text:style-name="T9">isinstance</text:span><text:span text:style-name="T5">(</text:span><text:span text:style-name="T7">numero_maternità</text:span><text:span text:style-name="T5">,</text:span><text:span text:style-name="T7"> </text:span><text:span text:style-name="T11">int</text:span><text:span text:style-name="T5">)</text:span> <text:span text:style-name="T1">or</text:span> numero_maternità <text:span text:style-name="T1">&lt;</text:span> <text:span text:style-name="T4">0</text:span><text:span text:style-name="T5">:</text:span></text:p>
      <text:p text:style-name="P1"><text:span text:style-name="T1">raise</text:span> <text:span text:style-name="T11">ValueError</text:span><text:span text:style-name="T5">(</text:span><text:span text:style-name="T12">"</text:span><text:span text:style-name="T13">Inserire un numero di maternità valido.</text:span><text:span text:style-name="T12">"</text:span><text:span text:style-name="T5">)</text:span></text:p>
      <text:p text:style-name="P1"><text:span text:style-name="T14">self</text:span><text:span text:style-name="T5">.</text:span><text:span text:style-name="T7">numero_maternità</text:span> <text:span text:style-name="T1">=</text:span> numero_maternità </text:p>
      <text:p text:style-name="P1"><text:span text:style-name="T1"/></text:p>
      <text:p text:style-name="P1"><text:span text:style-name="T1">def</text:span><text:span text:style-name="T7"> </text:span><text:span text:style-name="T1">__str__</text:span><text:span text:style-name="T10">(</text:span><text:span text:style-name="T7">self</text:span><text:span text:style-name="T10">)</text:span><text:span text:style-name="T5">:</text:span></text:p>
      <text:p text:style-name="P1"><text:span text:style-name="T1">return</text:span> <text:span text:style-name="T1">f</text:span><text:span text:style-name="T13">"</text:span><text:span text:style-name="T4">{</text:span><text:span text:style-name="T11">super</text:span><text:span text:style-name="T5">().</text:span><text:span text:style-name="T1">__str__</text:span><text:span text:style-name="T5">()</text:span><text:span text:style-name="T4">}\n</text:span><text:span text:style-name="T13">Numero di figli: </text:span><text:span text:style-name="T4">{</text:span><text:span text:style-name="T14">self</text:span><text:span text:style-name="T5">.</text:span><text:span text:style-name="T7">numero_maternità</text:span><text:span text:style-name="T4">}</text:span><text:span text:style-name="T13">."</text:span></text:p>
      <text:p text:style-name="P2"/>
      <text:p text:style-name="P1"><text:span text:style-name="T1"/></text:p>
      <text:p text:style-name="P1"><text:span text:style-name="T1">class</text:span><text:span text:style-name="T7"> </text:span><text:span text:style-name="T9">Studente</text:span><text:span text:style-name="T5">(</text:span><text:span text:style-name="T10">Persona</text:span><text:span text:style-name="T5">):</text:span></text:p>
      <text:p text:style-name="P1"><text:span text:style-name="T1">def</text:span><text:span text:style-name="T7"> </text:span><text:span text:style-name="T1">__init__</text:span><text:span text:style-name="T10">(</text:span><text:span text:style-name="T7">self</text:span><text:span text:style-name="T5">,</text:span><text:span text:style-name="T7"> nome</text:span><text:span text:style-name="T5">:</text:span><text:span text:style-name="T7"> </text:span><text:span text:style-name="T11">str</text:span><text:span text:style-name="T5">,</text:span><text:span text:style-name="T7"> cognome</text:span><text:span text:style-name="T5">:</text:span><text:span text:style-name="T7"> </text:span><text:span text:style-name="T11">str</text:span><text:span text:style-name="T5">,</text:span><text:span text:style-name="T7"> data_nascita</text:span><text:span text:style-name="T5">:</text:span><text:span text:style-name="T7"> DataNascita</text:span><text:span text:style-name="T5">,</text:span><text:span text:style-name="T7"> codice_fiscale</text:span><text:span text:style-name="T5">:</text:span><text:span text:style-name="T7"> CodiceFiscale</text:span><text:span text:style-name="T5">,</text:span><text:span text:style-name="T7"> numero_matricola</text:span><text:span text:style-name="T5">:</text:span><text:span text:style-name="T7"> </text:span><text:span text:style-name="T11">int</text:span><text:span text:style-name="T10">)</text:span><text:span text:style-name="T5">:</text:span></text:p>
      <text:p text:style-name="P1"><text:span text:style-name="T11">super</text:span><text:span text:style-name="T5">().</text:span><text:span text:style-name="T1">__init__</text:span><text:span text:style-name="T5">(</text:span><text:span text:style-name="T7">nome</text:span><text:span text:style-name="T5">,</text:span><text:span text:style-name="T7"> cognome</text:span><text:span text:style-name="T5">,</text:span><text:span text:style-name="T7"> data_nascita</text:span><text:span text:style-name="T5">,</text:span><text:span text:style-name="T7"> codice_fiscale</text:span><text:span text:style-name="T5">)</text:span></text:p>
      <text:p text:style-name="P1"><text:span text:style-name="T1">if</text:span> <text:span text:style-name="T1">not</text:span> <text:span text:style-name="T9">isinstance</text:span><text:span text:style-name="T5">(</text:span><text:span text:style-name="T7">numero_matricola</text:span><text:span text:style-name="T5">,</text:span><text:span text:style-name="T7"> </text:span><text:span text:style-name="T11">int</text:span><text:span text:style-name="T5">)</text:span> <text:span text:style-name="T1">or</text:span> numero_matricola <text:span text:style-name="T1">&lt;</text:span> <text:span text:style-name="T4">0</text:span><text:span text:style-name="T5">:</text:span></text:p>
      <text:p text:style-name="P1"><text:span text:style-name="T1">raise</text:span> <text:span text:style-name="T11">ValueError</text:span><text:span text:style-name="T5">(</text:span><text:span text:style-name="T12">"</text:span><text:span text:style-name="T13">Numero di matricola non valido.</text:span><text:span text:style-name="T12">"</text:span><text:span text:style-name="T5">)</text:span> </text:p>
      <text:p text:style-name="P1"><text:span text:style-name="T14">self</text:span><text:span text:style-name="T5">.</text:span><text:span text:style-name="T7">numero_matricola</text:span> <text:span text:style-name="T1">=</text:span> numero_matricola</text:p>
      <text:p text:style-name="P2"/>
      <text:p text:style-name="P1"><text:soft-page-break/><text:span text:style-name="T1">def</text:span><text:span text:style-name="T7"> </text:span><text:span text:style-name="T1">__eq__</text:span><text:span text:style-name="T10">(</text:span><text:span text:style-name="T7">self</text:span><text:span text:style-name="T5">,</text:span><text:span text:style-name="T7"> other</text:span><text:span text:style-name="T10">)</text:span><text:span text:style-name="T5">:</text:span></text:p>
      <text:p text:style-name="P1"><text:span text:style-name="T1">return</text:span> <text:span text:style-name="T9">isinstance</text:span><text:span text:style-name="T5">(</text:span><text:span text:style-name="T7">other</text:span><text:span text:style-name="T5">,</text:span><text:span text:style-name="T7"> Studente</text:span><text:span text:style-name="T5">)</text:span> <text:span text:style-name="T1">and</text:span> <text:span text:style-name="T14">self</text:span><text:span text:style-name="T5">.</text:span><text:span text:style-name="T7">numero_matricola</text:span> <text:span text:style-name="T1">==</text:span> other<text:span text:style-name="T5">.</text:span><text:span text:style-name="T7">numero_matricola</text:span></text:p>
      <text:p text:style-name="P1"><text:span text:style-name="T1">def</text:span><text:span text:style-name="T7"> </text:span><text:span text:style-name="T1">__hash__</text:span><text:span text:style-name="T10">(</text:span><text:span text:style-name="T7">self</text:span><text:span text:style-name="T10">)</text:span><text:span text:style-name="T5">:</text:span></text:p>
      <text:p text:style-name="P1"><text:span text:style-name="T1">return</text:span> <text:span text:style-name="T9">hash</text:span><text:span text:style-name="T5">(</text:span><text:span text:style-name="T14">self</text:span><text:span text:style-name="T5">.</text:span><text:span text:style-name="T7">numero_matricola</text:span><text:span text:style-name="T5">)</text:span></text:p>
      <text:p text:style-name="P2"/>
      <text:p text:style-name="P1"><text:span text:style-name="T1">def</text:span><text:span text:style-name="T7"> </text:span><text:span text:style-name="T1">__str__</text:span><text:span text:style-name="T10">(</text:span><text:span text:style-name="T7">self</text:span><text:span text:style-name="T10">)</text:span><text:span text:style-name="T5">:</text:span></text:p>
      <text:p text:style-name="P1"><text:span text:style-name="T1">return</text:span> <text:span text:style-name="T1">f</text:span><text:span text:style-name="T13">"</text:span><text:span text:style-name="T4">{</text:span><text:span text:style-name="T11">super</text:span><text:span text:style-name="T5">().</text:span><text:span text:style-name="T1">__str__</text:span><text:span text:style-name="T5">()</text:span><text:span text:style-name="T4">}\n</text:span><text:span text:style-name="T13">Numero di matricola: </text:span><text:span text:style-name="T4">{</text:span><text:span text:style-name="T14">self</text:span><text:span text:style-name="T5">.</text:span><text:span text:style-name="T7">numero_matricola</text:span><text:span text:style-name="T4">}</text:span><text:span text:style-name="T13">."</text:span></text:p>
      <text:p text:style-name="P3"/>
      <text:p text:style-name="P1"><text:span text:style-name="T1">class</text:span><text:span text:style-name="T7"> </text:span><text:span text:style-name="T9">Impiegato</text:span><text:span text:style-name="T5">(</text:span><text:span text:style-name="T10">Persona</text:span><text:span text:style-name="T5">,</text:span><text:span text:style-name="T7"> </text:span><text:span text:style-name="T4">ABC</text:span><text:span text:style-name="T5">):</text:span></text:p>
      <text:p text:style-name="P1"><text:span text:style-name="T1">def</text:span><text:span text:style-name="T7"> </text:span><text:span text:style-name="T1">__init__</text:span><text:span text:style-name="T10">(</text:span><text:span text:style-name="T7">self</text:span><text:span text:style-name="T5">,</text:span><text:span text:style-name="T7"> stipendio</text:span><text:span text:style-name="T5">:</text:span><text:span text:style-name="T7"> </text:span><text:span text:style-name="T11">float</text:span><text:span text:style-name="T10">)</text:span><text:span text:style-name="T5">:</text:span></text:p>
      <text:p text:style-name="P1"><text:span text:style-name="T1">if</text:span> <text:span text:style-name="T1">not</text:span> <text:span text:style-name="T9">isinstance</text:span><text:span text:style-name="T5">(</text:span><text:span text:style-name="T7">stipendio</text:span><text:span text:style-name="T5">,</text:span><text:span text:style-name="T7"> </text:span><text:span text:style-name="T11">float</text:span><text:span text:style-name="T5">)</text:span> <text:span text:style-name="T1">or</text:span> stipendio <text:span text:style-name="T1">&lt;</text:span> <text:span text:style-name="T4">0</text:span><text:span text:style-name="T5">:</text:span></text:p>
      <text:p text:style-name="P1"><text:span text:style-name="T1">raise</text:span> <text:span text:style-name="T11">ValueError</text:span><text:span text:style-name="T5">(</text:span><text:span text:style-name="T12">"</text:span><text:span text:style-name="T13">Stipendio non valido.</text:span><text:span text:style-name="T12">"</text:span><text:span text:style-name="T5">)</text:span></text:p>
      <text:p text:style-name="P1"><text:span text:style-name="T14">self</text:span><text:span text:style-name="T5">.</text:span><text:span text:style-name="T7">stipendio</text:span> <text:span text:style-name="T1">=</text:span> stipendio </text:p>
      <text:p text:style-name="P2"/>
      <text:p text:style-name="P1"><text:span text:style-name="T5">@</text:span><text:span text:style-name="T9">abstractmethod</text:span></text:p>
      <text:p text:style-name="P1"><text:span text:style-name="T1">def</text:span><text:span text:style-name="T7"> </text:span><text:span text:style-name="T9">ruolo</text:span><text:span text:style-name="T10">(</text:span><text:span text:style-name="T7">self</text:span><text:span text:style-name="T10">)</text:span><text:span text:style-name="T5">:</text:span></text:p>
      <text:p text:style-name="P1"><text:span text:style-name="T1">pass</text:span> </text:p>
      <text:p text:style-name="P2"/>
      <text:p text:style-name="P1"><text:span text:style-name="T1">class</text:span><text:span text:style-name="T7"> </text:span><text:span text:style-name="T9">Direttore</text:span><text:span text:style-name="T5">(</text:span><text:span text:style-name="T10">Impiegato</text:span><text:span text:style-name="T5">):</text:span></text:p>
      <text:p text:style-name="P1"><text:span text:style-name="T1">def</text:span><text:span text:style-name="T7"> </text:span><text:span text:style-name="T1">__init__</text:span><text:span text:style-name="T10">(</text:span><text:span text:style-name="T7">self</text:span><text:span text:style-name="T5">,</text:span><text:span text:style-name="T7"> stipendio</text:span><text:span text:style-name="T5">:</text:span><text:span text:style-name="T7"> </text:span><text:span text:style-name="T11">float</text:span><text:span text:style-name="T10">)</text:span><text:span text:style-name="T5">:</text:span></text:p>
      <text:p text:style-name="P1"><text:span text:style-name="T11">super</text:span><text:span text:style-name="T5">().</text:span><text:span text:style-name="T1">__init__</text:span><text:span text:style-name="T5">(</text:span><text:span text:style-name="T7">stipendio</text:span><text:span text:style-name="T5">)</text:span></text:p>
      <text:p text:style-name="P1"><text:span text:style-name="T1"/></text:p>
      <text:p text:style-name="P1"><text:span text:style-name="T1">def</text:span><text:span text:style-name="T7"> </text:span><text:span text:style-name="T9">ruolo</text:span><text:span text:style-name="T10">(</text:span><text:span text:style-name="T7">self</text:span><text:span text:style-name="T10">)</text:span><text:span text:style-name="T5">:</text:span></text:p>
      <text:p text:style-name="P1"><text:span text:style-name="T1">return</text:span> <text:span text:style-name="T12">"</text:span><text:span text:style-name="T13">Direttore</text:span><text:span text:style-name="T12">"</text:span></text:p>
      <text:p text:style-name="P2"/>
      <text:p text:style-name="P1"><text:span text:style-name="T1">def</text:span><text:span text:style-name="T7"> </text:span><text:span text:style-name="T1">__str__</text:span><text:span text:style-name="T10">(</text:span><text:span text:style-name="T7">self</text:span><text:span text:style-name="T10">)</text:span><text:span text:style-name="T5">:</text:span></text:p>
      <text:p text:style-name="P1"><text:span text:style-name="T1">return</text:span> <text:span text:style-name="T1">f</text:span><text:span text:style-name="T13">"Direttore con stipendio di </text:span><text:span text:style-name="T4">{</text:span><text:span text:style-name="T14">self</text:span><text:span text:style-name="T5">.</text:span><text:span text:style-name="T7">stipendio</text:span><text:span text:style-name="T4">}</text:span><text:span text:style-name="T13"> euro."</text:span></text:p>
      <text:p text:style-name="P2"/>
      <text:p text:style-name="P1"><text:span text:style-name="T1"/></text:p>
      <text:p text:style-name="P1"><text:span text:style-name="T1">class</text:span><text:span text:style-name="T7"> </text:span><text:span text:style-name="T9">Segretario</text:span><text:span text:style-name="T5">(</text:span><text:span text:style-name="T10">Impiegato</text:span><text:span text:style-name="T5">):</text:span></text:p>
      <text:p text:style-name="P1"><text:span text:style-name="T1">def</text:span><text:span text:style-name="T7"> </text:span><text:span text:style-name="T1">__init__</text:span><text:span text:style-name="T10">(</text:span><text:span text:style-name="T7">self</text:span><text:span text:style-name="T5">,</text:span><text:span text:style-name="T7"> stipendio</text:span><text:span text:style-name="T5">:</text:span><text:span text:style-name="T7"> </text:span><text:span text:style-name="T11">float</text:span><text:span text:style-name="T10">)</text:span><text:span text:style-name="T5">:</text:span></text:p>
      <text:p text:style-name="P1"><text:span text:style-name="T11">super</text:span><text:span text:style-name="T5">().</text:span><text:span text:style-name="T1">__init__</text:span><text:span text:style-name="T5">(</text:span><text:span text:style-name="T7">stipendio</text:span><text:span text:style-name="T5">)</text:span></text:p>
      <text:p text:style-name="P1"><text:span text:style-name="T1"/></text:p>
      <text:p text:style-name="P1"><text:span text:style-name="T1">def</text:span><text:span text:style-name="T7"> </text:span><text:span text:style-name="T9">ruolo</text:span><text:span text:style-name="T10">(</text:span><text:span text:style-name="T7">self</text:span><text:span text:style-name="T10">)</text:span><text:span text:style-name="T5">:</text:span></text:p>
      <text:p text:style-name="P1"><text:span text:style-name="T1">return</text:span> <text:span text:style-name="T12">"</text:span><text:span text:style-name="T13">Segretario</text:span><text:span text:style-name="T12">"</text:span></text:p>
      <text:p text:style-name="P1"><text:span text:style-name="T1"/></text:p>
      <text:p text:style-name="P1"><text:span text:style-name="T1">def</text:span><text:span text:style-name="T7"> </text:span><text:span text:style-name="T1">__str__</text:span><text:span text:style-name="T10">(</text:span><text:span text:style-name="T7">self</text:span><text:span text:style-name="T10">)</text:span><text:span text:style-name="T5">:</text:span></text:p>
      <text:p text:style-name="P1"><text:span text:style-name="T1">return</text:span> <text:span text:style-name="T1">f</text:span><text:span text:style-name="T13">"Segretario con stipendio di </text:span><text:span text:style-name="T4">{</text:span><text:span text:style-name="T14">self</text:span><text:span text:style-name="T5">.</text:span><text:span text:style-name="T7">stipendio</text:span><text:span text:style-name="T4">}</text:span><text:span text:style-name="T13"> euro."</text:span></text:p>
      <text:p text:style-name="P2"/>
      <text:p text:style-name="P1"><text:span text:style-name="T1"/></text:p>
      <text:p text:style-name="P1"><text:span text:style-name="T1">class</text:span><text:span text:style-name="T7"> </text:span><text:span text:style-name="T9">Progettista</text:span><text:span text:style-name="T5">(</text:span><text:span text:style-name="T10">Impiegato</text:span><text:span text:style-name="T5">):</text:span></text:p>
      <text:p text:style-name="P1"><text:span text:style-name="T1">def</text:span><text:span text:style-name="T7"> </text:span><text:span text:style-name="T1">__init__</text:span><text:span text:style-name="T10">(</text:span><text:span text:style-name="T7">self</text:span><text:span text:style-name="T5">,</text:span><text:span text:style-name="T7"> stipendio</text:span><text:span text:style-name="T5">:</text:span><text:span text:style-name="T7"> </text:span><text:span text:style-name="T11">float</text:span><text:span text:style-name="T5">,</text:span><text:span text:style-name="T7"> is_responsabile</text:span><text:span text:style-name="T5">:</text:span><text:span text:style-name="T11">bool</text:span><text:span text:style-name="T5">,</text:span><text:span text:style-name="T7"> nome_prog</text:span><text:span text:style-name="T5">:</text:span><text:span text:style-name="T7"> </text:span><text:span text:style-name="T11">str</text:span><text:span text:style-name="T7"> </text:span><text:span text:style-name="T1">=</text:span><text:span text:style-name="T7"> </text:span><text:span text:style-name="T4">None</text:span><text:span text:style-name="T10">)</text:span><text:span text:style-name="T5">:</text:span></text:p>
      <text:p text:style-name="P1"><text:span text:style-name="T11">super</text:span><text:span text:style-name="T5">().</text:span><text:span text:style-name="T1">__init__</text:span><text:span text:style-name="T5">(</text:span><text:span text:style-name="T7">stipendio</text:span><text:span text:style-name="T5">)</text:span></text:p>
      <text:p text:style-name="P1"><text:span text:style-name="T14">self</text:span><text:span text:style-name="T5">.</text:span><text:span text:style-name="T7">is_responsabile</text:span> <text:span text:style-name="T1">=</text:span> is_responsabile </text:p>
      <text:p text:style-name="P1"><text:span text:style-name="T1">if</text:span> is_responsabile<text:span text:style-name="T5">:</text:span></text:p>
      <text:p text:style-name="P1"><text:span text:style-name="T1">if</text:span> <text:span text:style-name="T1">not</text:span> <text:span text:style-name="T9">isinstance</text:span><text:span text:style-name="T5">(</text:span><text:span text:style-name="T7">nome_prog</text:span><text:span text:style-name="T5">,</text:span><text:span text:style-name="T7"> </text:span><text:span text:style-name="T11">str</text:span><text:span text:style-name="T5">)</text:span> <text:span text:style-name="T1">or</text:span> nome_prog<text:span text:style-name="T5">.</text:span><text:span text:style-name="T9">strip</text:span><text:span text:style-name="T5">()</text:span> <text:span text:style-name="T1">==</text:span> <text:span text:style-name="T12">""</text:span><text:span text:style-name="T5">:</text:span></text:p>
      <text:p text:style-name="P1"><text:soft-page-break/><text:span text:style-name="T1">raise</text:span> <text:span text:style-name="T11">ValueError</text:span><text:span text:style-name="T5">(</text:span><text:span text:style-name="T12">"</text:span><text:span text:style-name="T13">Inserire un nome di progetto valido.</text:span><text:span text:style-name="T12">"</text:span><text:span text:style-name="T5">)</text:span></text:p>
      <text:p text:style-name="P1"><text:span text:style-name="T14">self</text:span><text:span text:style-name="T5">.</text:span><text:span text:style-name="T7">nome_prog</text:span> <text:span text:style-name="T1">=</text:span> nome_prog</text:p>
      <text:p text:style-name="P1"><text:span text:style-name="T1">else</text:span><text:span text:style-name="T5">:</text:span></text:p>
      <text:p text:style-name="P1"><text:span text:style-name="T14">self</text:span><text:span text:style-name="T5">.</text:span><text:span text:style-name="T7">nome_prog</text:span> <text:span text:style-name="T1">=</text:span> <text:span text:style-name="T4">None</text:span> </text:p>
      <text:p text:style-name="P2"/>
      <text:p text:style-name="P1"><text:span text:style-name="T1">def</text:span><text:span text:style-name="T7"> </text:span><text:span text:style-name="T9">ruolo</text:span><text:span text:style-name="T10">(</text:span><text:span text:style-name="T7">self</text:span><text:span text:style-name="T10">)</text:span><text:span text:style-name="T5">:</text:span></text:p>
      <text:p text:style-name="P1"><text:span text:style-name="T1">return</text:span> <text:span text:style-name="T12">"</text:span><text:span text:style-name="T13">Progettista</text:span><text:span text:style-name="T12">"</text:span></text:p>
      <text:p text:style-name="P2"/>
      <text:p text:style-name="P1"><text:span text:style-name="T1">def</text:span><text:span text:style-name="T7"> </text:span><text:span text:style-name="T1">__str__</text:span><text:span text:style-name="T10">(</text:span><text:span text:style-name="T7">self</text:span><text:span text:style-name="T10">)</text:span><text:span text:style-name="T5">:</text:span> </text:p>
      <text:p text:style-name="P1"><text:span text:style-name="T1">if</text:span> <text:span text:style-name="T14">self</text:span><text:span text:style-name="T5">.</text:span><text:span text:style-name="T7">is_responsabile</text:span><text:span text:style-name="T5">:</text:span></text:p>
      <text:p text:style-name="P1"><text:span text:style-name="T1">return</text:span> <text:span text:style-name="T1">f</text:span><text:span text:style-name="T13">"Il progettista è responsabile del progetto </text:span><text:span text:style-name="T4">{</text:span><text:span text:style-name="T14">self</text:span><text:span text:style-name="T5">.</text:span><text:span text:style-name="T7">nome_prog</text:span><text:span text:style-name="T4">}</text:span><text:span text:style-name="T13"> e ha uno stipendio di </text:span><text:span text:style-name="T4">{</text:span><text:span text:style-name="T14">self</text:span><text:span text:style-name="T5">.</text:span><text:span text:style-name="T7">stipendio</text:span><text:span text:style-name="T4">}</text:span><text:span text:style-name="T13"> euro."</text:span></text:p>
      <text:p text:style-name="P1"><text:span text:style-name="T1">else</text:span><text:span text:style-name="T5">:</text:span> </text:p>
      <text:p text:style-name="P1"><text:span text:style-name="T1">return</text:span> <text:span text:style-name="T1">f</text:span><text:span text:style-name="T13">"Il progettista non è responsabile di alcun progetto ma ha uno stipendio di </text:span><text:span text:style-name="T4">{</text:span><text:span text:style-name="T14">self</text:span><text:span text:style-name="T5">.</text:span><text:span text:style-name="T7">stipendio</text:span><text:span text:style-name="T4">}</text:span><text:span text:style-name="T13"> euro."</text:span></text:p>
      <text:p text:style-name="P2"/>
      <text:p text:style-name="P3"/>
      <text:p text:style-name="P1">p1<text:span text:style-name="T5">:</text:span> Persona <text:span text:style-name="T1">=</text:span> <text:span text:style-name="T9">Persona</text:span><text:span text:style-name="T5">(</text:span><text:span text:style-name="T12">"</text:span><text:span text:style-name="T13">Lisa</text:span><text:span text:style-name="T12">"</text:span><text:span text:style-name="T5">,</text:span><text:span text:style-name="T7"> </text:span><text:span text:style-name="T12">"</text:span><text:span text:style-name="T13">Po</text:span><text:span text:style-name="T12">"</text:span><text:span text:style-name="T5">,</text:span><text:span text:style-name="T7"> </text:span><text:span text:style-name="T9">DataNascita</text:span><text:span text:style-name="T5">(</text:span><text:span text:style-name="T12">"</text:span><text:span text:style-name="T13">22/11/2022</text:span><text:span text:style-name="T12">"</text:span><text:span text:style-name="T5">),</text:span><text:span text:style-name="T7"> </text:span><text:span text:style-name="T9">CodiceFiscale</text:span><text:span text:style-name="T5">(</text:span><text:span text:style-name="T12">"</text:span><text:span text:style-name="T13">BDFILS76G32F738C</text:span><text:span text:style-name="T12">"</text:span><text:span text:style-name="T5">))</text:span></text:p>
      <text:p text:style-name="P1">p2<text:span text:style-name="T5">:</text:span> Persona <text:span text:style-name="T1">=</text:span> <text:span text:style-name="T9">Persona</text:span><text:span text:style-name="T5">(</text:span><text:span text:style-name="T12">"</text:span><text:span text:style-name="T13">Gio</text:span><text:span text:style-name="T12">"</text:span><text:span text:style-name="T5">,</text:span><text:span text:style-name="T7"> </text:span><text:span text:style-name="T12">"</text:span><text:span text:style-name="T13">Lu</text:span><text:span text:style-name="T12">"</text:span><text:span text:style-name="T5">,</text:span><text:span text:style-name="T7"> </text:span><text:span text:style-name="T9">DataNascita</text:span><text:span text:style-name="T5">(</text:span><text:span text:style-name="T12">"</text:span><text:span text:style-name="T13">01/01/1900</text:span><text:span text:style-name="T12">"</text:span><text:span text:style-name="T5">),</text:span><text:span text:style-name="T7"> </text:span><text:span text:style-name="T9">CodiceFiscale</text:span><text:span text:style-name="T5">(</text:span><text:span text:style-name="T12">"</text:span><text:span text:style-name="T13">GBUSGI87F23G649K</text:span><text:span text:style-name="T12">"</text:span><text:span text:style-name="T5">))</text:span></text:p>
      <text:p text:style-name="P1">p3<text:span text:style-name="T5">:</text:span> Persona <text:span text:style-name="T1">=</text:span> <text:span text:style-name="T9">Persona</text:span><text:span text:style-name="T5">(</text:span><text:span text:style-name="T12">"</text:span><text:span text:style-name="T13">Virginia</text:span><text:span text:style-name="T12">"</text:span><text:span text:style-name="T5">,</text:span><text:span text:style-name="T7"> </text:span><text:span text:style-name="T12">"</text:span><text:span text:style-name="T13">Bianchi</text:span><text:span text:style-name="T12">"</text:span><text:span text:style-name="T5">,</text:span><text:span text:style-name="T7"> </text:span><text:span text:style-name="T9">DataNascita</text:span><text:span text:style-name="T5">(</text:span><text:span text:style-name="T12">"</text:span><text:span text:style-name="T13">14/11/1996</text:span><text:span text:style-name="T12">"</text:span><text:span text:style-name="T5">),</text:span><text:span text:style-name="T7"> </text:span><text:span text:style-name="T9">CodiceFiscale</text:span><text:span text:style-name="T5">(</text:span><text:span text:style-name="T12">"</text:span><text:span text:style-name="T13">VRGBNH96T62D892T</text:span><text:span text:style-name="T12">"</text:span><text:span text:style-name="T5">))</text:span></text:p>
      <text:p text:style-name="P2"/>
      <text:p text:style-name="P1"><text:span text:style-name="T9">print</text:span><text:span text:style-name="T5">(</text:span><text:span text:style-name="T7">p1</text:span><text:span text:style-name="T5">)</text:span></text:p>
      <text:p text:style-name="P2"/>
      <text:p text:style-name="P1"><text:span text:style-name="T9">print</text:span><text:span text:style-name="T5">((</text:span><text:span text:style-name="T12">"</text:span><text:span text:style-name="T4">\n</text:span><text:span text:style-name="T13">---------------</text:span><text:span text:style-name="T4">\n</text:span><text:span text:style-name="T12">"</text:span><text:span text:style-name="T5">))</text:span></text:p>
      <text:p text:style-name="P2"/>
      <text:p text:style-name="P1"><text:span text:style-name="T9">print</text:span><text:span text:style-name="T5">(</text:span><text:span text:style-name="T7">p2</text:span><text:span text:style-name="T5">)</text:span></text:p>
      <text:p text:style-name="P2"/>
      <text:p text:style-name="P1"><text:span text:style-name="T9">print</text:span><text:span text:style-name="T5">((</text:span><text:span text:style-name="T12">"</text:span><text:span text:style-name="T4">\n</text:span><text:span text:style-name="T13">---------------</text:span><text:span text:style-name="T4">\n</text:span><text:span text:style-name="T12">"</text:span><text:span text:style-name="T5">))</text:span></text:p>
      <text:p text:style-name="P2"/>
      <text:p text:style-name="P1"><text:span text:style-name="T9">print</text:span><text:span text:style-name="T5">(</text:span><text:span text:style-name="T7">p3</text:span><text:span text:style-name="T5">)</text:span></text:p>
      <text:p text:style-name="P2"/>
      <text:p text:style-name="P1"><text:span text:style-name="T9">print</text:span><text:span text:style-name="T5">((</text:span><text:span text:style-name="T12">"</text:span><text:span text:style-name="T4">\n</text:span><text:span text:style-name="T13">---------------</text:span><text:span text:style-name="T4">\n</text:span><text:span text:style-name="T12">"</text:span><text:span text:style-name="T5">))</text:span></text:p>
      <text:p text:style-name="P2"/>
      <text:p text:style-name="P1"><text:span text:style-name="T9">print</text:span><text:span text:style-name="T5">(</text:span><text:span text:style-name="T7">p1 </text:span><text:span text:style-name="T1">==</text:span><text:span text:style-name="T7"> p2</text:span><text:span text:style-name="T5">)</text:span></text:p>
      <text:p text:style-name="P2"/>
      <text:p text:style-name="P1"><text:span text:style-name="T9">print</text:span><text:span text:style-name="T5">((</text:span><text:span text:style-name="T12">"</text:span><text:span text:style-name="T4">\n</text:span><text:span text:style-name="T13">---------------</text:span><text:span text:style-name="T4">\n</text:span><text:span text:style-name="T12">"</text:span><text:span text:style-name="T5">))</text:span></text:p>
      <text:p text:style-name="P2"/>
      <text:p text:style-name="P1"><text:span text:style-name="T9">print</text:span><text:span text:style-name="T5">(</text:span><text:span text:style-name="T7">p2 </text:span><text:span text:style-name="T1">==</text:span><text:span text:style-name="T7"> p3</text:span><text:span text:style-name="T5">)</text:span></text:p>
      <text:p text:style-name="P2"/>
      <text:p text:style-name="P1"><text:span text:style-name="T9">print</text:span><text:span text:style-name="T5">((</text:span><text:span text:style-name="T12">"</text:span><text:span text:style-name="T4">\n</text:span><text:span text:style-name="T13">---------------</text:span><text:span text:style-name="T4">\n</text:span><text:span text:style-name="T12">"</text:span><text:span text:style-name="T5">))</text:span></text:p>
      <text:p text:style-name="P2"/>
      <text:p text:style-name="P1">direttore<text:span text:style-name="T5">:</text:span> Direttore <text:span text:style-name="T1">=</text:span> <text:span text:style-name="T9">Direttore</text:span><text:span text:style-name="T5">(</text:span><text:span text:style-name="T4">1900.0</text:span><text:span text:style-name="T5">)</text:span></text:p>
      <text:p text:style-name="P1"><text:span text:style-name="T9">print</text:span><text:span text:style-name="T5">(</text:span><text:span text:style-name="T7">direttore</text:span><text:span text:style-name="T5">)</text:span></text:p>
      <text:p text:style-name="P2"><text:soft-page-break/></text:p>
      <text:p text:style-name="P1"><text:span text:style-name="T9">print</text:span><text:span text:style-name="T5">(</text:span><text:span text:style-name="T12">"</text:span><text:span text:style-name="T4">\n</text:span><text:span text:style-name="T13">---------------</text:span><text:span text:style-name="T4">\n</text:span><text:span text:style-name="T12">"</text:span><text:span text:style-name="T5">)</text:span></text:p>
      <text:p text:style-name="P2"/>
      <text:p text:style-name="P1">segretario<text:span text:style-name="T5">:</text:span> Segretario <text:span text:style-name="T1">=</text:span> <text:span text:style-name="T9">Segretario</text:span><text:span text:style-name="T5">(</text:span><text:span text:style-name="T4">1400.125</text:span><text:span text:style-name="T5">)</text:span></text:p>
      <text:p text:style-name="P1"><text:span text:style-name="T9">print</text:span><text:span text:style-name="T5">(</text:span><text:span text:style-name="T7">segretario</text:span><text:span text:style-name="T5">)</text:span></text:p>
      <text:p text:style-name="P2"/>
      <text:p text:style-name="P1"><text:span text:style-name="T9">print</text:span><text:span text:style-name="T5">(</text:span><text:span text:style-name="T12">"</text:span><text:span text:style-name="T4">\n</text:span><text:span text:style-name="T13">---------------</text:span><text:span text:style-name="T4">\n</text:span><text:span text:style-name="T12">"</text:span><text:span text:style-name="T5">)</text:span></text:p>
      <text:p text:style-name="P2"/>
      <text:p text:style-name="P1">progettista<text:span text:style-name="T5">:</text:span> Progettista <text:span text:style-name="T1">=</text:span> <text:span text:style-name="T9">Progettista</text:span><text:span text:style-name="T5">(</text:span><text:span text:style-name="T4">2800.01</text:span><text:span text:style-name="T5">,</text:span><text:span text:style-name="T7"> </text:span><text:span text:style-name="T4">True</text:span><text:span text:style-name="T5">,</text:span><text:span text:style-name="T7"> </text:span><text:span text:style-name="T12">"</text:span><text:span text:style-name="T13">Ponzio</text:span><text:span text:style-name="T12">"</text:span><text:span text:style-name="T5">)</text:span></text:p>
      <text:p text:style-name="P1"><text:span text:style-name="T9">print</text:span><text:span text:style-name="T5">(</text:span><text:span text:style-name="T7">progettista</text:span><text:span text:style-name="T5">)</text:span></text:p>
      <text:p text:style-name="P2"/>
      <text:p text:style-name="P1"><text:span text:style-name="T9">print</text:span><text:span text:style-name="T5">(</text:span><text:span text:style-name="T12">"</text:span><text:span text:style-name="T4">\n</text:span><text:span text:style-name="T13">---------------</text:span><text:span text:style-name="T4">\n</text:span><text:span text:style-name="T12">"</text:span><text:span text:style-name="T5">)</text:span></text:p>
      <text:p text:style-name="P2"/>
      <text:p text:style-name="P1">progettista2<text:span text:style-name="T5">:</text:span> Progettista <text:span text:style-name="T1">=</text:span> <text:span text:style-name="T9">Progettista</text:span><text:span text:style-name="T5">(</text:span><text:span text:style-name="T4">2366.05</text:span><text:span text:style-name="T5">,</text:span><text:span text:style-name="T7"> </text:span><text:span text:style-name="T4">False</text:span><text:span text:style-name="T5">)</text:span></text:p>
      <text:p text:style-name="P1"><text:span text:style-name="T9">print</text:span><text:span text:style-name="T5">(</text:span><text:span text:style-name="T7">progettista2</text:span><text:span text:style-name="T5">)</text:span></text:p>
      <text:p text:style-name="P2"/>
      <text:p text:style-name="P1"><text:span text:style-name="T9">print</text:span><text:span text:style-name="T5">(</text:span><text:span text:style-name="T12">"</text:span><text:span text:style-name="T4">\n</text:span><text:span text:style-name="T13">---------------</text:span><text:span text:style-name="T4">\n</text:span><text:span text:style-name="T12">"</text:span><text:span text:style-name="T5">)</text:span></text:p>
      <text:p text:style-name="P2"/>
      <text:p text:style-name="P1">data_uomo <text:span text:style-name="T1">=</text:span> <text:span text:style-name="T9">DataNascita</text:span><text:span text:style-name="T5">(</text:span><text:span text:style-name="T12">"</text:span><text:span text:style-name="T13">10/07/1950</text:span><text:span text:style-name="T12">"</text:span><text:span text:style-name="T5">)</text:span></text:p>
      <text:p text:style-name="P1">codice_uomo <text:span text:style-name="T1">=</text:span> <text:span text:style-name="T9">CodiceFiscale</text:span><text:span text:style-name="T5">(</text:span><text:span text:style-name="T12">"</text:span><text:span text:style-name="T13">FINRTI67F74G938V</text:span><text:span text:style-name="T12">"</text:span><text:span text:style-name="T5">)</text:span></text:p>
      <text:p text:style-name="P1">posizione <text:span text:style-name="T1">=</text:span> <text:span text:style-name="T9">PosizioneMilitare</text:span><text:span text:style-name="T5">(</text:span><text:span text:style-name="T12">"</text:span><text:span text:style-name="T13">Maresciallo</text:span><text:span text:style-name="T12">"</text:span><text:span text:style-name="T5">)</text:span></text:p>
      <text:p text:style-name="P1">uomo <text:span text:style-name="T1">=</text:span> <text:span text:style-name="T9">Uomo</text:span><text:span text:style-name="T5">(</text:span><text:span text:style-name="T12">"</text:span><text:span text:style-name="T13">Mario</text:span><text:span text:style-name="T12">"</text:span><text:span text:style-name="T5">,</text:span><text:span text:style-name="T7"> </text:span><text:span text:style-name="T12">"</text:span><text:span text:style-name="T13">Rossi</text:span><text:span text:style-name="T12">"</text:span><text:span text:style-name="T5">,</text:span><text:span text:style-name="T7"> data_uomo</text:span><text:span text:style-name="T5">,</text:span><text:span text:style-name="T7"> codice_uomo</text:span><text:span text:style-name="T5">,</text:span><text:span text:style-name="T7"> posizione</text:span><text:span text:style-name="T5">)</text:span></text:p>
      <text:p text:style-name="P1"><text:span text:style-name="T9">print</text:span><text:span text:style-name="T5">(</text:span><text:span text:style-name="T7">uomo</text:span><text:span text:style-name="T5">)</text:span></text:p>
      <text:p text:style-name="P2"/>
      <text:p text:style-name="P1"><text:span text:style-name="T9">print</text:span><text:span text:style-name="T5">(</text:span><text:span text:style-name="T12">"</text:span><text:span text:style-name="T4">\n</text:span><text:span text:style-name="T13">---------------</text:span><text:span text:style-name="T4">\n</text:span><text:span text:style-name="T12">"</text:span><text:span text:style-name="T5">)</text:span></text:p>
      <text:p text:style-name="P2"/>
      <text:p text:style-name="P1">data_donna <text:span text:style-name="T1">=</text:span> <text:span text:style-name="T9">DataNascita</text:span><text:span text:style-name="T5">(</text:span><text:span text:style-name="T12">"</text:span><text:span text:style-name="T13">18/01/1925</text:span><text:span text:style-name="T12">"</text:span><text:span text:style-name="T5">)</text:span></text:p>
      <text:p text:style-name="P1">codice_donna <text:span text:style-name="T1">=</text:span> <text:span text:style-name="T9">CodiceFiscale</text:span><text:span text:style-name="T5">(</text:span><text:span text:style-name="T12">"</text:span><text:span text:style-name="T13">DKIGRI67F89G647D</text:span><text:span text:style-name="T12">"</text:span><text:span text:style-name="T5">)</text:span></text:p>
      <text:p text:style-name="P1">donna <text:span text:style-name="T1">=</text:span> <text:span text:style-name="T9">Donna</text:span><text:span text:style-name="T5">(</text:span><text:span text:style-name="T12">"</text:span><text:span text:style-name="T13">Antonella</text:span><text:span text:style-name="T12">"</text:span><text:span text:style-name="T5">,</text:span><text:span text:style-name="T7"> </text:span><text:span text:style-name="T12">"</text:span><text:span text:style-name="T13">Clerici</text:span><text:span text:style-name="T12">"</text:span><text:span text:style-name="T5">,</text:span><text:span text:style-name="T7"> data_donna</text:span><text:span text:style-name="T5">,</text:span><text:span text:style-name="T7"> codice_donna</text:span><text:span text:style-name="T5">,</text:span><text:span text:style-name="T7"> </text:span><text:span text:style-name="T4">2</text:span><text:span text:style-name="T5">)</text:span></text:p>
      <text:p text:style-name="P1"><text:span text:style-name="T9">print</text:span><text:span text:style-name="T5">(</text:span><text:span text:style-name="T7">donna</text:span><text:span text:style-name="T5">)</text:span></text:p>
      <text:p text:style-name="P2"/>
      <text:p text:style-name="P1"><text:span text:style-name="T9">print</text:span><text:span text:style-name="T5">(</text:span><text:span text:style-name="T12">"</text:span><text:span text:style-name="T4">\n</text:span><text:span text:style-name="T13">---------------</text:span><text:span text:style-name="T4">\n</text:span><text:span text:style-name="T12">"</text:span><text:span text:style-name="T5">)</text:span></text:p>
      <text:p text:style-name="P1">data_stud <text:span text:style-name="T1">=</text:span> <text:span text:style-name="T9">DataNascita</text:span><text:span text:style-name="T5">(</text:span><text:span text:style-name="T12">"</text:span><text:span text:style-name="T13">19/04/1989</text:span><text:span text:style-name="T12">"</text:span><text:span text:style-name="T5">)</text:span></text:p>
      <text:p text:style-name="P1">codice_stud <text:span text:style-name="T1">=</text:span> <text:span text:style-name="T9">CodiceFiscale</text:span><text:span text:style-name="T5">(</text:span><text:span text:style-name="T12">"</text:span><text:span text:style-name="T13">BHNJIY76T54G567I</text:span><text:span text:style-name="T12">"</text:span><text:span text:style-name="T5">)</text:span></text:p>
      <text:p text:style-name="P1">studente <text:span text:style-name="T1">=</text:span> <text:span text:style-name="T9">Studente</text:span><text:span text:style-name="T5">(</text:span><text:span text:style-name="T12">"</text:span><text:span text:style-name="T13">Alessio</text:span><text:span text:style-name="T12">"</text:span><text:span text:style-name="T5">,</text:span><text:span text:style-name="T7"> </text:span><text:span text:style-name="T12">"</text:span><text:span text:style-name="T13">Pono</text:span><text:span text:style-name="T12">"</text:span><text:span text:style-name="T5">,</text:span><text:span text:style-name="T7"> data_stud</text:span><text:span text:style-name="T5">,</text:span><text:span text:style-name="T7"> codice_stud</text:span><text:span text:style-name="T5">,</text:span><text:span text:style-name="T7"> </text:span><text:span text:style-name="T4">856932</text:span><text:span text:style-name="T5">)</text:span></text:p>
      <text:p text:style-name="P1"><text:span text:style-name="T9">print</text:span><text:span text:style-name="T5">(</text:span><text:span text:style-name="T7">studente</text:span><text:span text:style-name="T5">)</text:span></text:p>
      <text:p text:style-name="P1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20T19:18:09.061401959</meta:creation-date>
    <dc:date>2025-05-20T19:21:04.073789686</dc:date>
    <meta:editing-duration>PT2M56S</meta:editing-duration>
    <meta:editing-cycles>1</meta:editing-cycles>
    <meta:document-statistic meta:table-count="0" meta:image-count="0" meta:object-count="0" meta:page-count="6" meta:paragraph-count="189" meta:word-count="699" meta:character-count="7332" meta:non-whitespace-character-count="6807"/>
    <meta:generator>LibreOffice/7.3.7.2$Linux_X86_64 LibreOffice_project/30$Build-2</meta:generator>
  </office:meta>
</office:document-meta>
</file>